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fr" fo:country="FR" style:script-type="latin"/>
    </style:style>
    <style:style style:name="P2" style:family="paragraph" style:parent-style-name="Text_20_body">
      <style:text-properties fo:language="fr" fo:country="FR" officeooo:paragraph-rsid="000625bb" style:script-type="latin"/>
    </style:style>
    <style:style style:name="T1" style:family="text">
      <style:text-properties officeooo:rsid="000587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jour,</text:p>
      <text:p text:style-name="P1">Faciliter le quotidien des citoyens à travers des services numériques fiables et accessibles est un défi technique <text:span text:style-name="T1">de grande ampleur</text:span>. La CAF de Loire-Atlantique joue un rôle <text:span text:style-name="T1">important</text:span> dans cette mission, en s'appuyant sur des systèmes d'information capables de traiter et de sécuriser un <text:span text:style-name="T1">grand</text:span> volume de données. Intégrer votre pôle informatique à Nantes représente <text:span text:style-name="T1">pour moi </text:span>une opportunité idéale pour découvrir les exigences du développement web dans le secteur public et participer à la conception d'outils ayant un véritable impact social.</text:p>
      <text:p text:style-name="P1">C'est avec cette volonté de concevoir des solutions complètes, du back-end au front-end, que je construis mon parcours. Étudiant en 1ère année de BTS SIO (Solutions Logicielles) au Lycée La Colinière, je m'efforce de surpasser le cadre scolaire pour coder des outils concrets. Je développe mes compétences front-end en concevant des interfaces web dynamiques, et back-end en structurant des architectures serveurs : j'ai notamment créé un scraper automatisé en Python relié à une base de données SQL, ainsi que des outils de cybersécurité interrogeant des API REST. Plus récemment, mon attrait pour l'innovation m'a poussé à intégrer un système de Hand Tracking (OpenCV/MediaPipe).</text:p>
      <text:p text:style-name="P1">Je suis à la recherche d'un stage technique de 5 semaines (du 25 mai au 26 juin 2026). J'aimerais beaucoup rejoindre l'une de vos équipes nantaises pour m'imprégner de votre culture technique, découvrir vos processus de travail en équipe et contribuer activement à vos développements Web ou back-end.</text:p>
      <text:p text:style-name="P1">Vous pouvez explorer le code source de mes projets et mon approche technique directement sur mon portfolio : <text:a xlink:type="simple" xlink:href="https://portfolio-leodupont-1jr4.onrender.com/" office:target-frame-name="_blank" xlink:show="new" text:style-name="Internet_20_link" text:visited-style-name="Visited_20_Internet_20_Link">https://portfolio-leodupont-1jr4.onrender.com/</text:a></text:p>
      <text:p text:style-name="P1">Seriez-vous disponibles pour un court échange afin de discuter des missions sur lesquelles je pourrais vous assister ?</text:p>
      <text:p text:style-name="P1">Cordialement,</text:p>
      <text:p text:style-name="P2">Léo Dupont</text:p>
      <text:p text:style-name="P2">06 50 56 17 92</text:p>
      <text:p text:style-name="P2"><text:a xlink:type="simple" xlink:href="https://www.google.com/search?q=https://www.linkedin.com/in/léo-dupont-pro" office:target-frame-name="_blank" xlink:show="new" text:style-name="Internet_20_link" text:visited-style-name="Visited_20_Internet_20_Link">www.linkedin.com/in/léo-dupont-pro</text:a></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5T09:00:24.361080048</meta:creation-date>
    <dc:date>2026-03-12T08:28:59.055034564</dc:date>
    <meta:editing-duration>PT12M17S</meta:editing-duration>
    <meta:editing-cycles>4</meta:editing-cycles>
    <meta:generator>LibreOffice/25.8.5.2$Linux_X86_64 LibreOffice_project/580$Build-2</meta:generator>
    <meta:print-date>2026-03-12T08:27:55.324017904</meta:print-date>
    <meta:printed-by>PDF files</meta:printed-by>
    <meta:document-statistic meta:table-count="0" meta:image-count="0" meta:object-count="0" meta:page-count="1" meta:paragraph-count="10" meta:word-count="280" meta:character-count="1876" meta:non-whitespace-character-count="1606"/>
  </office:meta>
</office:document-meta>
</file>